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2f11" officeooo:paragraph-rsid="00142f11"/>
    </style:style>
    <style:style style:name="P2" style:family="paragraph" style:parent-style-name="Standard">
      <style:text-properties officeooo:rsid="001d55e9" officeooo:paragraph-rsid="001d55e9"/>
    </style:style>
    <style:style style:name="T1" style:family="text">
      <style:text-properties officeooo:rsid="00159975"/>
    </style:style>
    <style:style style:name="T2" style:family="text">
      <style:text-properties officeooo:rsid="0016b413"/>
    </style:style>
    <style:style style:name="T3" style:family="text">
      <style:text-properties officeooo:rsid="0018b1b6"/>
    </style:style>
    <style:style style:name="T4" style:family="text">
      <style:text-properties officeooo:rsid="001d992f"/>
    </style:style>
    <style:style style:name="T5" style:family="text">
      <style:text-properties officeooo:rsid="001eec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earned function after 20 examples looks like a plane with several peaks and valleys. The reason it looks like this is because the function has only began learning. From the 20 points it was given, it doesn't have enough information about all of the points <text:span text:style-name="T3">to </text:span>create an accurate model of the target function. <text:span text:style-name="T1">No points, for example, fell in range </text:span><text:s/>x=[<text:span text:style-name="T5">0</text:span>,<text:span text:style-name="T5">1]</text:span> and y=[<text:span text:style-name="T5">3</text:span>,<text:span text:style-name="T5">4]</text:span>, <text:span text:style-name="T1">this is why the learned function in the range is unchanged (0).</text:span> <text:s/><text:span text:style-name="T2">There are about 15 peaks and valleys. This number is lower than the 20 points because it it possible that there were two identical or very similar points that had the same tilings. The height of the peaks and valleys depends the height of the target function, if the target function is very low or very high, the learned weights will reflect that. Also, if there have been points with shared tilings, this will create more pronounced peaks and valleys. Finally, the error between the target and the inner product is multiplied by the step size parameter (0.0125) so even though the peaks and valleys are moving closer to the target, there have not been enough updates to move it near the target function. The widths of the are affected by the proximity of the 20 points. If there are many points close together, they will create a wide peak or valley.</text:span></text:p>
      <text:p text:style-name="P1"/>
      <text:p text:style-name="P2">If asymmetric generalization was used where the x axis was divided twice as finely as before, the learned function after 20 examples would have peaks and valleys that appear stretched on the y axis. That is, each point would affect a rectangular area of input space where the rectangle is longer on the y axis than on the x axis. <text:span text:style-name="T4">Also, the peaks and valleys along the x axis would be sharper due to the greater precision in the tilings along the x ax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Pietrasik</meta:initial-creator>
    <meta:creation-date>2015-11-21T12:52:15.992509718</meta:creation-date>
    <dc:date>2015-11-21T14:24:52.406323567</dc:date>
    <dc:creator>Marcin Pietrasik</dc:creator>
    <meta:editing-duration>PT1H6M12S</meta:editing-duration>
    <meta:editing-cycles>9</meta:editing-cycles>
    <meta:generator>LibreOffice/4.2.8.2$Linux_X86_64 LibreOffice_project/420m0$Build-2</meta:generator>
    <meta:document-statistic meta:table-count="0" meta:image-count="0" meta:object-count="0" meta:page-count="1" meta:paragraph-count="2" meta:word-count="313" meta:character-count="1743" meta:non-whitespace-character-count="1429"/>
  </office:meta>
</office:document-meta>
</file>